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0b8d54" officeooo:paragraph-rsid="000b8d54"/>
    </style:style>
    <style:style style:name="P2" style:family="paragraph" style:parent-style-name="Standard">
      <style:text-properties style:font-name="Liberation Mono" officeooo:rsid="000cf2aa" officeooo:paragraph-rsid="000cf2aa"/>
    </style:style>
    <style:style style:name="P3" style:family="paragraph" style:parent-style-name="Standard">
      <style:text-properties style:font-name="Liberation Mono" officeooo:rsid="000e9bcf" officeooo:paragraph-rsid="000e9bcf"/>
    </style:style>
    <style:style style:name="P4" style:family="paragraph" style:parent-style-name="Standard">
      <style:text-properties style:font-name="Liberation Mono" officeooo:rsid="000e9bcf" officeooo:paragraph-rsid="000f5b17"/>
    </style:style>
    <style:style style:name="P5" style:family="paragraph" style:parent-style-name="Standard">
      <style:text-properties style:font-name="Liberation Mono" officeooo:rsid="001060a3" officeooo:paragraph-rsid="001060a3"/>
    </style:style>
    <style:style style:name="P6" style:family="paragraph" style:parent-style-name="Standard">
      <style:text-properties style:font-name="Liberation Mono" officeooo:rsid="001060a3" officeooo:paragraph-rsid="00106c7c"/>
    </style:style>
    <style:style style:name="P7" style:family="paragraph" style:parent-style-name="Standard">
      <style:text-properties style:font-name="Liberation Mono" officeooo:rsid="001060a3" officeooo:paragraph-rsid="001267b8"/>
    </style:style>
    <style:style style:name="P8" style:family="paragraph" style:parent-style-name="Standard">
      <style:text-properties style:font-name="Liberation Mono" officeooo:rsid="001390ec" officeooo:paragraph-rsid="001390ec"/>
    </style:style>
    <style:style style:name="P9" style:family="paragraph" style:parent-style-name="Standard">
      <style:text-properties style:font-name="Liberation Mono" officeooo:rsid="001392d7" officeooo:paragraph-rsid="0013bf48"/>
    </style:style>
    <style:style style:name="P10" style:family="paragraph" style:parent-style-name="Standard">
      <style:text-properties style:font-name="Liberation Mono" officeooo:rsid="0013bf48" officeooo:paragraph-rsid="0013bf48"/>
    </style:style>
    <style:style style:name="P11" style:family="paragraph" style:parent-style-name="Standard">
      <style:text-properties style:font-name="Liberation Mono" officeooo:rsid="0013dd78" officeooo:paragraph-rsid="0013dd78"/>
    </style:style>
    <style:style style:name="P12" style:family="paragraph" style:parent-style-name="Standard">
      <style:text-properties style:font-name="Liberation Mono" officeooo:rsid="00143f4f" officeooo:paragraph-rsid="00143f4f"/>
    </style:style>
    <style:style style:name="P13" style:family="paragraph" style:parent-style-name="Standard">
      <style:text-properties style:font-name="Liberation Mono" officeooo:rsid="00150f3f" officeooo:paragraph-rsid="00150f3f"/>
    </style:style>
    <style:style style:name="P14" style:family="paragraph" style:parent-style-name="Standard">
      <style:text-properties style:font-name="Liberation Mono" officeooo:rsid="00152a84" officeooo:paragraph-rsid="00152a84"/>
    </style:style>
    <style:style style:name="P15" style:family="paragraph" style:parent-style-name="Standard">
      <style:text-properties style:font-name="Liberation Mono" officeooo:rsid="001692b1" officeooo:paragraph-rsid="001692b1"/>
    </style:style>
    <style:style style:name="P16" style:family="paragraph" style:parent-style-name="Standard">
      <style:text-properties officeooo:paragraph-rsid="000f5b17"/>
    </style:style>
    <style:style style:name="P17" style:family="paragraph" style:parent-style-name="Standard">
      <style:text-properties officeooo:paragraph-rsid="001692b1"/>
    </style:style>
    <style:style style:name="P18" style:family="paragraph" style:parent-style-name="Standard">
      <style:paragraph-properties fo:break-before="page"/>
      <style:text-properties style:font-name="Liberation Mono" officeooo:rsid="001692b1" officeooo:paragraph-rsid="001692b1"/>
    </style:style>
    <style:style style:name="T1" style:family="text">
      <style:text-properties officeooo:rsid="000cf2aa"/>
    </style:style>
    <style:style style:name="T2" style:family="text">
      <style:text-properties style:font-name="Liberation Mono" officeooo:rsid="000e9bcf"/>
    </style:style>
    <style:style style:name="T3" style:family="text">
      <style:text-properties style:font-name="Liberation Mono" officeooo:rsid="000f5b17"/>
    </style:style>
    <style:style style:name="T4" style:family="text">
      <style:text-properties style:font-name="Liberation Mono" officeooo:rsid="001692b1"/>
    </style:style>
    <style:style style:name="T5" style:family="text">
      <style:text-properties style:font-name="Liberation Mono" officeooo:rsid="00172890"/>
    </style:style>
    <style:style style:name="T6" style:family="text">
      <style:text-properties officeooo:rsid="000f5b17"/>
    </style:style>
    <style:style style:name="T7" style:family="text">
      <style:text-properties officeooo:rsid="00106c7c"/>
    </style:style>
    <style:style style:name="T8" style:family="text">
      <style:text-properties officeooo:rsid="001267b8"/>
    </style:style>
    <style:style style:name="T9" style:family="text">
      <style:text-properties officeooo:rsid="001392d7"/>
    </style:style>
    <style:style style:name="T10" style:family="text">
      <style:text-properties officeooo:rsid="0013bf48"/>
    </style:style>
    <style:style style:name="T11" style:family="text">
      <style:text-properties officeooo:rsid="00143f4f"/>
    </style:style>
    <style:style style:name="T12" style:family="text">
      <style:text-properties officeooo:rsid="00150f3f"/>
    </style:style>
    <style:style style:name="T13" style:family="text">
      <style:text-properties officeooo:rsid="001692b1"/>
    </style:style>
    <style:style style:name="T14" style:family="text">
      <style:text-properties style:font-name="monospace" fo:font-size="15pt"/>
    </style:style>
    <style:style style:name="T15" style:family="text">
      <style:text-properties style:font-name="monospace" fo:font-size="15pt" officeooo:rsid="00172890"/>
    </style:style>
    <style:style style:name="T16" style:family="text">
      <style:text-properties officeooo:rsid="001728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1) Cours</text:p>
      <text:p text:style-name="P8">1-1) <text:span text:style-name="T9">une méthode peut signaler un fonctionnement anormal en lançant une exception.</text:span></text:p>
      <text:p text:style-name="P8"/>
      <text:p text:style-name="P9">1-2) </text:p>
      <text:p text:style-name="P9"><text:span text:style-name="T10">a) </text:span>cette ligne de code est une instruction</text:p>
      <text:p text:style-name="P10">b) dst est le résultat de la méthode Math.sqrt()</text:p>
      <text:p text:style-name="P10">c) les opérateurs sont =, * et +</text:p>
      <text:p text:style-name="P10">d) les opérandes de + sont x*x et y*y</text:p>
      <text:p text:style-name="P10">e) les types possibles de x et y sont int, float et double.</text:p>
      <text:p text:style-name="P10"/>
      <text:p text:style-name="P10">2) Erreurs</text:p>
      <text:p text:style-name="P10">2-1)</text:p>
      <text:p text:style-name="P10">a) erreur 1, ligne <text:span text:style-name="T11">3</text:span> : res est déclaré int mais reçoit 0.0 qui n’est pas un int. </text:p>
      <text:p text:style-name="P10">Correction : int res = 0 ;</text:p>
      <text:p text:style-name="P10">b) erreur 2, ligne 10 : le else est mal indenté.</text:p>
      <text:p text:style-name="P10">Correction : l’aligné avec le else</text:p>
      <text:p text:style-name="P11">c) <text:span text:style-name="T11">erreur 3, ligne 3 : la première instruction du for est manquante</text:span></text:p>
      <text:p text:style-name="P12">Correction : for (i=1 ; i&lt;s.length() ; i++){***}</text:p>
      <text:p text:style-name="P12">d) erreur 4, ligne 16 : il manque une accolade pour fermer le if</text:p>
      <text:p text:style-name="P12">Correction : rajouter une accolade</text:p>
      <text:p text:style-name="P12">e) erreur 5, ligne 2 : la méthode doit retourner un entier mais est déclaré boolean</text:p>
      <text:p text:style-name="P12">correction : public static int stringToInt(String s){***}</text:p>
      <text:p text:style-name="P12">f) erreur 6, ligne 20: il y a une instruction après le return</text:p>
      <text:p text:style-name="P12">correction : placer cette instruction avant le return</text:p>
      <text:p text:style-name="P12">g) erreur 7, ligne <text:span text:style-name="T12">25 : l’appel à la méthode est mal fait (faute de frappe). StringToInt fait référence à la classe, et non à la méthode.</text:span></text:p>
      <text:p text:style-name="P13">Correction : Terminal.ecrireIntln(stringToInt(‘1234’)) ;</text:p>
      <text:p text:style-name="P1"/>
      <text:p text:style-name="P14">3) Algorithmique</text:p>
      <text:p text:style-name="P14">3-1)</text:p>
      <text:p text:style-name="P14">Entrées :</text:p>
      <text:p text:style-name="P14"><text:tab/>seuil : la valeur seuil</text:p>
      <text:p text:style-name="P14"><text:tab/>tab : tableau des valeurs</text:p>
      <text:p text:style-name="P14">Sortie :</text:p>
      <text:p text:style-name="P14"><text:tab/>moyenne : la moyenne des valeurs contenues dans tab</text:p>
      <text:p text:style-name="P14">Variables locales :</text:p>
      <text:p text:style-name="P14"><text:tab/>i : indice des valeurs de tab</text:p>
      <text:p text:style-name="P14"><text:tab/>taille : taille de tab</text:p>
      <text:p text:style-name="P14"><text:tab/>somme : la somme des valeurs de tab</text:p>
      <text:p text:style-name="P14">Algorithme :</text:p>
      <text:p text:style-name="P14"><text:tab/><text:span text:style-name="T13">somme = 0</text:span></text:p>
      <text:p text:style-name="P14"><text:tab/>pour i allant de 0 à taille-1 </text:p>
      <text:p text:style-name="P14"><text:tab/><text:tab/>si tab[i] ≤ seuil</text:p>
      <text:p text:style-name="P14"><text:tab/><text:tab/><text:tab/><text:span text:style-name="T13">somme = somme + tab[i]</text:span></text:p>
      <text:p text:style-name="P14"><text:tab/><text:span text:style-name="T13">moyenne = somme / taille</text:span></text:p>
      <text:p text:style-name="P14"><text:tab/><text:span text:style-name="T13">retourner moyenne</text:span></text:p>
      <text:p text:style-name="P15">Fin algorithme</text:p>
      <text:p text:style-name="P18">3-2)</text:p>
      <text:p text:style-name="P15">public static int caracteres(int nombre){</text:p>
      <text:p text:style-name="P15"><text:tab/>int res ;</text:p>
      <text:p text:style-name="P15"><text:tab/>int actuel ;</text:p>
      <text:p text:style-name="P15"><text:tab/>if(nombre==0){</text:p>
      <text:p text:style-name="P15"><text:tab/><text:tab/>return 1 ;</text:p>
      <text:p text:style-name="P15"><text:tab/>}</text:p>
      <text:p text:style-name="P15"><text:tab/>if(nombre&lt;0){</text:p>
      <text:p text:style-name="P15"><text:tab/><text:tab/>res = 1 ;</text:p>
      <text:p text:style-name="P15"><text:tab/><text:tab/>actuel = - nombre ;</text:p>
      <text:p text:style-name="P15"><text:tab/>} else {</text:p>
      <text:p text:style-name="P15"><text:tab/><text:tab/>res = 0 ;</text:p>
      <text:p text:style-name="P15"><text:tab/><text:tab/>actuel = nombre ;</text:p>
      <text:p text:style-name="P15"><text:tab/>}</text:p>
      <text:p text:style-name="P17"><text:span text:style-name="T4"><text:tab/>while(actuel!=0){</text:span></text:p>
      <text:p text:style-name="P17"><text:span text:style-name="T4"><text:tab/><text:tab/></text:span><text:span text:style-name="T5">actuel = actuel / 10 ;</text:span></text:p>
      <text:p text:style-name="P17"><text:span text:style-name="T5"><text:tab/><text:tab/>res = res +1 ;</text:span></text:p>
      <text:p text:style-name="P15"><text:tab/>}</text:p>
      <text:p text:style-name="P15"><text:tab/>return res ;</text:p>
      <text:p text:style-name="P15">}</text:p>
      <text:p text:style-name="P14"><text:tab/></text:p>
      <text:p text:style-name="P14"/>
      <text:p text:style-name="P1">5) Exercices</text:p>
      <text:p text:style-name="P1">5-1) </text:p>
      <text:p text:style-name="P1">public static <text:span text:style-name="T1">double</text:span> valeur<text:span text:style-name="T1">A</text:span>bsolue(<text:span text:style-name="T1">double</text:span> n){</text:p>
      <text:p text:style-name="P1"><text:tab/>if(n&gt;=0){</text:p>
      <text:p text:style-name="P1"><text:tab/><text:tab/>return n ;</text:p>
      <text:p text:style-name="P1"><text:tab/>} else {</text:p>
      <text:p text:style-name="P1"><text:tab/><text:tab/>return -1 * n ;</text:p>
      <text:p text:style-name="P1"><text:tab/>}</text:p>
      <text:p text:style-name="P1">}</text:p>
      <text:p text:style-name="P1"/>
      <text:p text:style-name="P2">5-2)</text:p>
      <text:p text:style-name="P2">public static double distance (double xA, double yA, double xB, <text:tab/><text:tab/><text:tab/><text:tab/><text:tab/><text:tab/><text:tab/>double yB) {</text:p>
      <text:p text:style-name="P2"><text:tab/>return (valeurAbsolue(xA – xB) + valeurAbsolue(yA – yB)) ;</text:p>
      <text:p text:style-name="P2">}</text:p>
      <text:p text:style-name="P2"/>
      <text:p text:style-name="P3">5-3)</text:p>
      <text:p text:style-name="P3">public static String [] conjugaison (String verbe){</text:p>
      <text:p text:style-name="P16"><text:span text:style-name="T2"><text:tab/>String [] present = </text:span><text:span text:style-name="T3">{‘’,‘’,‘’,‘’,‘’,‘’}</text:span><text:span text:style-name="T2"> ;</text:span></text:p>
      <text:p text:style-name="P3"><text:tab/>int longueur = verbe.length() ;</text:p>
      <text:p text:style-name="P3"><text:tab/>String radical = verbe.substring(0, <text:span text:style-name="T6">longueur – 2) ;</text:span></text:p>
      <text:p text:style-name="P3"><text:tab/><text:span text:style-name="T6">String terminaison = verbe.substring(longueur – 2) ;</text:span></text:p>
      <text:p text:style-name="P4"><text:tab/><text:span text:style-name="T6">if(terminaison.equals(‘’er’’)){</text:span></text:p>
      <text:p text:style-name="P4"><text:span text:style-name="T6"><text:tab/><text:tab/>present[0] = radical + ‘e’ ;</text:span></text:p>
      <text:p text:style-name="P4"><text:tab/><text:tab/><text:span text:style-name="T6">present[1] = radical + ‘es’ ;</text:span></text:p>
      <text:p text:style-name="P4"><text:tab/><text:tab/><text:span text:style-name="T6">present[2] = radical + ‘e’ ;</text:span></text:p>
      <text:p text:style-name="P4"><text:tab/><text:tab/><text:span text:style-name="T6">present[3] = radical + ‘ons’ ;</text:span></text:p>
      <text:p text:style-name="P4"><text:tab/><text:tab/><text:span text:style-name="T6">present[4] = radical + ‘ez’ ;</text:span></text:p>
      <text:p text:style-name="P4"><text:tab/><text:tab/><text:span text:style-name="T6">present[5] = radical + ‘ent’ ;</text:span></text:p>
      <text:p text:style-name="P4"><text:span text:style-name="T6"><text:tab/>} else {</text:span></text:p>
      <text:p text:style-name="P4"><text:soft-page-break/><text:span text:style-name="T6"><text:tab/><text:tab/>System.out.println(‘’Ce verbe n’est par du premier <text:tab/><text:tab/><text:tab/><text:tab/><text:tab/>groupe’’) ;</text:span></text:p>
      <text:p text:style-name="P4"><text:span text:style-name="T6"><text:tab/>}</text:span></text:p>
      <text:p text:style-name="P4"><text:tab/><text:span text:style-name="T6">return present ;</text:span></text:p>
      <text:p text:style-name="P3">}</text:p>
      <text:p text:style-name="P3"/>
      <text:p text:style-name="P5">5-4)</text:p>
      <text:p text:style-name="P5">public static double [] decalage(double [] tab, int n){</text:p>
      <text:p text:style-name="P5"><text:tab/><text:span text:style-name="T8">n</text:span> = <text:span text:style-name="T8">Math.abs(</text:span>n<text:span text:style-name="T8">)</text:span> ;</text:p>
      <text:p text:style-name="P5"><text:tab/><text:span text:style-name="T7">int longueur = tab.length ;</text:span></text:p>
      <text:p text:style-name="P5"><text:tab/><text:span text:style-name="T7">double [] resultat = new double[longueur] ;</text:span></text:p>
      <text:p text:style-name="P6"><text:tab/><text:span text:style-name="T7">if(val&gt;longueur){</text:span></text:p>
      <text:p text:style-name="P6"><text:span text:style-name="T7"><text:tab/><text:tab/>for(int i=0 ; i&lt;longueur ; i++){</text:span></text:p>
      <text:p text:style-name="P6"><text:span text:style-name="T7"><text:tab/><text:tab/><text:tab/>resultat[i] = 0 ;</text:span></text:p>
      <text:p text:style-name="P6"><text:span text:style-name="T7"><text:tab/><text:tab/>}</text:span></text:p>
      <text:p text:style-name="P6"><text:span text:style-name="T7"><text:tab/>} else {</text:span></text:p>
      <text:p text:style-name="P7"><text:span text:style-name="T7"><text:tab/><text:tab/>for(int i=0 ; i&lt;</text:span><text:span text:style-name="T8">n ; i++){</text:span></text:p>
      <text:p text:style-name="P7"><text:span text:style-name="T8"><text:tab/><text:tab/><text:tab/>resultat[i] = 0 ;</text:span></text:p>
      <text:p text:style-name="P7"><text:span text:style-name="T8"><text:tab/><text:tab/>}</text:span></text:p>
      <text:p text:style-name="P7"><text:tab/><text:tab/><text:span text:style-name="T8">for(int j=0 ; j&lt;n-1 ; j++){</text:span></text:p>
      <text:p text:style-name="P7"><text:span text:style-name="T8"><text:tab/><text:tab/><text:tab/>res[j+n] = tab[j] ;<text:tab/><text:tab/></text:span></text:p>
      <text:p text:style-name="P7"><text:span text:style-name="T8"><text:tab/><text:tab/>}</text:span></text:p>
      <text:p text:style-name="P6"><text:span text:style-name="T7"><text:tab/>}</text:span></text:p>
      <text:p text:style-name="P5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09:00:55.534239570</meta:creation-date>
    <meta:generator>LibreOffice/6.4.6.2$Linux_X86_64 LibreOffice_project/40$Build-2</meta:generator>
    <dc:date>2021-02-19T10:59:08.943261871</dc:date>
    <meta:editing-duration>PT54M1S</meta:editing-duration>
    <meta:editing-cycles>8</meta:editing-cycles>
    <meta:document-statistic meta:table-count="0" meta:image-count="0" meta:object-count="0" meta:page-count="3" meta:paragraph-count="113" meta:word-count="551" meta:character-count="2988" meta:non-whitespace-character-count="2430"/>
  </office:meta>
</office:document-meta>
</file>